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SetPoint</text:p>
          </table:table-cell>
          <table:table-cell office:value-type="string" calcext:value-type="string">
            <text:p>Motor D. / Tacômetro</text:p>
          </table:table-cell>
          <table:table-cell office:value-type="string" calcext:value-type="string">
            <text:p>Motor E. / Tacômetro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3.7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1.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9.6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5.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4.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.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0.4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6.8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5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3.4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0.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8.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-2.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-4.2</text:p>
          </table:table-cell>
          <table:table-cell office:value-type="string" calcext:value-type="string">
            <text:p>-4.3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-6.3</text:p>
          </table:table-cell>
          <table:table-cell office:value-type="string" calcext:value-type="string">
            <text:p>-6.6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-8.4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string" calcext:value-type="string">
            <text:p>-10.4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string" calcext:value-type="string">
            <text:p>-12.6</text:p>
          </table:table-cell>
          <table:table-cell office:value-type="string" calcext:value-type="string">
            <text:p>-13.3</text:p>
          </table:table-cell>
          <table:table-cell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-14.75</text:p>
          </table:table-cell>
          <table:table-cell office:value-type="string" calcext:value-type="string">
            <text:p>-15.7</text:p>
          </table:table-cell>
          <table:table-cell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string" calcext:value-type="string">
            <text:p>-16.85</text:p>
          </table:table-cell>
          <table:table-cell office:value-type="string" calcext:value-type="string">
            <text:p>-17.9</text:p>
          </table:table-cell>
          <table:table-cell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string" calcext:value-type="string">
            <text:p>-18.7</text:p>
          </table:table-cell>
          <table:table-cell office:value-type="string" calcext:value-type="string">
            <text:p>-20.2</text:p>
          </table:table-cell>
          <table:table-cell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-20.9</text:p>
          </table:table-cell>
          <table:table-cell office:value-type="string" calcext:value-type="string">
            <text:p>-22.65</text:p>
          </table:table-cell>
          <table:table-cell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string" calcext:value-type="string">
            <text:p>-22.85</text:p>
          </table:table-cell>
          <table:table-cell office:value-type="string" calcext:value-type="string">
            <text:p>-24.95</text:p>
          </table:table-cell>
          <table:table-cell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-25.2</text:p>
          </table:table-cell>
          <table:table-cell office:value-type="string" calcext:value-type="string">
            <text:p>-27.5</text:p>
          </table:table-cell>
          <table:table-cell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string" calcext:value-type="string">
            <text:p>-27.25</text:p>
          </table:table-cell>
          <table:table-cell office:value-type="string" calcext:value-type="string">
            <text:p>-29.75</text:p>
          </table:table-cell>
          <table:table-cell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-29.3</text:p>
          </table:table-cell>
          <table:table-cell office:value-type="string" calcext:value-type="string">
            <text:p>-31.8</text:p>
          </table:table-cell>
          <table:table-cell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string" calcext:value-type="string">
            <text:p>-30.8</text:p>
          </table:table-cell>
          <table:table-cell office:value-type="string" calcext:value-type="string">
            <text:p>-33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1:10:53.405873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33.757340952</meta:creation-date>
    <dc:date>2020-01-28T11:37:58.899396221</dc:date>
    <meta:editing-duration>PT1H12M4S</meta:editing-duration>
    <meta:editing-cycles>12</meta:editing-cycles>
    <meta:generator>LibreOffice/6.0.7.3$Linux_X86_64 LibreOffice_project/00m0$Build-3</meta:generator>
    <meta:document-statistic meta:table-count="1" meta:cell-count="96" meta:object-count="0"/>
  </office:meta>
</office:document-meta>
</file>